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15.1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fo:language="en" fo:country="US" style:font-name-asian="WenQuanYi Zen Hei" style:font-name-complex="Lohit Marathi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7"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30" style:family="table-cell" style:parent-style-name="Default">
      <style:text-properties style:font-name="Liberation Sans" style:font-name-asian="WenQuanYi Zen Hei" style:font-name-complex="Lohit Marathi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/>
    </style:style>
    <style:style style:name="ce35" style:family="table-cell" style:parent-style-name="Default">
      <style:table-cell-properties fo:border="none"/>
      <style:text-properties style:font-name="Liberation Sans"/>
    </style:style>
    <style:style style:name="ce36" style:family="table-cell" style:parent-style-name="Default" style:data-style-name="N2">
      <style:text-properties style:font-name="Liberation Sans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4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5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and</text:p>
          </table:table-cell>
          <table:table-cell table:style-name="ce15" office:value-type="string">
            <text:p>26.03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>
            <text:p>Platinen</text:p>
          </table:table-cell>
          <table:table-cell table:style-name="ce28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Mouser.de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6" office:value-type="float" office:value="13.08">
            <text:p>13,08</text:p>
          </table:table-cell>
          <table:table-cell table:style-name="ce36" table:formula="of:=[.C7]*[.F7]" office:value-type="float" office:value="39.24">
            <text:p>39,2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1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6" office:value-type="float" office:value="2.01">
            <text:p>2,01</text:p>
          </table:table-cell>
          <table:table-cell table:style-name="ce36" table:formula="of:=[.C8]*[.F8]" office:value-type="float" office:value="6.03">
            <text:p>6,0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1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6" office:value-type="float" office:value="7.2">
            <text:p>7,20</text:p>
          </table:table-cell>
          <table:table-cell table:style-name="ce36" table:formula="of:=[.C9]*[.F9]" office:value-type="float" office:value="21.6">
            <text:p>21,6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1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6" office:value-type="float" office:value="5.24">
            <text:p>5,24</text:p>
          </table:table-cell>
          <table:table-cell table:style-name="ce36" table:formula="of:=[.C10]*[.F10]" office:value-type="float" office:value="15.72">
            <text:p>15,7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1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6" office:value-type="float" office:value="1.92">
            <text:p>1,92</text:p>
          </table:table-cell>
          <table:table-cell table:style-name="ce36" table:formula="of:=[.C11]*[.F11]" office:value-type="float" office:value="5.76">
            <text:p>5,7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1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6" office:value-type="float" office:value="1.65">
            <text:p>1,65</text:p>
          </table:table-cell>
          <table:table-cell table:style-name="ce36" table:formula="of:=[.C12]*[.F12]" office:value-type="float" office:value="4.95">
            <text:p>4,9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1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6" office:value-type="float" office:value="0.27">
            <text:p>0,27</text:p>
          </table:table-cell>
          <table:table-cell table:style-name="ce36" table:formula="of:=[.C13]*[.F13]" office:value-type="float" office:value="0.81">
            <text:p>0,8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1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6" office:value-type="float" office:value="0.159">
            <text:p>0,16</text:p>
          </table:table-cell>
          <table:table-cell table:style-name="ce36" table:formula="of:=[.C14]*[.F14]" office:value-type="float" office:value="2.862">
            <text:p>2,8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1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6" office:value-type="float" office:value="0.464">
            <text:p>0,46</text:p>
          </table:table-cell>
          <table:table-cell table:style-name="ce36" table:formula="of:=[.C15]*[.F15]" office:value-type="float" office:value="1.392">
            <text:p>1,39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1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6" office:value-type="float" office:value="0.48">
            <text:p>0,48</text:p>
          </table:table-cell>
          <table:table-cell table:style-name="ce36" table:formula="of:=[.C16]*[.F16]" office:value-type="float" office:value="1.44">
            <text:p>1,4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1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6" office:value-type="float" office:value="0.232">
            <text:p>0,23</text:p>
          </table:table-cell>
          <table:table-cell table:style-name="ce36" table:formula="of:=[.C17]*[.F17]" office:value-type="float" office:value="0.696">
            <text:p>0,7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30" office:value-type="string">
            <text:p>FI-X30HL-KITASSY-300M </text:p>
          </table:table-cell>
          <table:table-cell table:style-name="ce31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6" office:value-type="float" office:value="10.19">
            <text:p>10,19</text:p>
          </table:table-cell>
          <table:table-cell table:style-name="ce36" table:formula="of:=[.C18]*[.F18]" office:value-type="float" office:value="10.19">
            <text:p>10,19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6" office:value-type="float" office:value="0.704">
            <text:p>0,70</text:p>
          </table:table-cell>
          <table:table-cell table:style-name="ce36" table:formula="of:=[.C19]*[.F19]" office:value-type="float" office:value="2.112">
            <text:p>2,1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1" office:value-type="string">
            <text:p>Organische Polymer-Aluminiumkondensatoren 100UF 16V 20%</text:p>
          </table:table-cell>
          <table:table-cell table:style-name="ce31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,24</text:p>
          </table:table-cell>
          <table:table-cell table:style-name="ce36" table:formula="of:=[.C20]*[.F20]" office:value-type="float" office:value="3.72">
            <text:p>3,7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21" office:value-type="string">
            <text:p>Organische Polymer-Aluminiumkondensatoren 10V 10uF 20%</text:p>
          </table:table-cell>
          <table:table-cell table:style-name="ce31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,616</text:p>
          </table:table-cell>
          <table:table-cell table:style-name="ce36" table:formula="of:=[.C21]*[.F21]" office:value-type="float" office:value="5.544">
            <text:p>5,5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1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,2</text:p>
          </table:table-cell>
          <table:table-cell table:style-name="ce36" table:formula="of:=[.C22]*[.F22]" office:value-type="float" office:value="0.6">
            <text:p>0,6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1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,512</text:p>
          </table:table-cell>
          <table:table-cell table:style-name="ce36" table:formula="of:=[.C23]*[.F23]" office:value-type="float" office:value="1.536">
            <text:p>1,5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1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,66</text:p>
          </table:table-cell>
          <table:table-cell table:style-name="ce36" table:formula="of:=[.C24]*[.F24]" office:value-type="float" office:value="10.98">
            <text:p>10,98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1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,312</text:p>
          </table:table-cell>
          <table:table-cell table:style-name="ce36" table:formula="of:=[.C25]*[.F25]" office:value-type="float" office:value="0.936">
            <text:p>0,9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1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,2</text:p>
          </table:table-cell>
          <table:table-cell table:style-name="ce36" table:formula="of:=[.C26]*[.F26]" office:value-type="float" office:value="1.2">
            <text:p>1,2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1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,11</text:p>
          </table:table-cell>
          <table:table-cell table:style-name="ce36" table:formula="of:=[.C27]*[.F27]" office:value-type="float" office:value="0.33">
            <text:p>0,3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1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,49</text:p>
          </table:table-cell>
          <table:table-cell table:style-name="ce36" table:formula="of:=[.C28]*[.F28]" office:value-type="float" office:value="4.47">
            <text:p>4,47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1" office:value-type="string">
            <text:p>MOSFET MOSFT 20V 4.2A 45mOhm 8nC Log Lvl</text:p>
          </table:table-cell>
          <table:table-cell table:style-name="ce31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,504</text:p>
          </table:table-cell>
          <table:table-cell table:style-name="ce36" table:formula="of:=[.C29]*[.F29]" office:value-type="float" office:value="1.512">
            <text:p>1,5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1" office:value-type="string">
            <text:p>Kondensator aus mehreren Keramikschichten MLCC - SMD/SMT 25volts 10pF C0G 5%</text:p>
          </table:table-cell>
          <table:table-cell table:style-name="ce31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,008</text:p>
          </table:table-cell>
          <table:table-cell table:style-name="ce36" table:formula="of:=[.C30]*[.F30]" office:value-type="float" office:value="0.16">
            <text:p>0,16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1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,048</text:p>
          </table:table-cell>
          <table:table-cell table:style-name="ce36" table:formula="of:=[.C31]*[.F31]" office:value-type="float" office:value="1.44">
            <text:p>1,44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1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,035</text:p>
          </table:table-cell>
          <table:table-cell table:style-name="ce36" table:formula="of:=[.C32]*[.F32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K-E3</text:p>
          </table:table-cell>
          <table:table-cell office:value-type="float" office:value="30">
            <text:p>30</text:p>
          </table:table-cell>
          <table:table-cell office:value-type="string">
            <text:p>Dickfilmwiderstände - SMD 1/16watt 10Kohms 1%</text:p>
          </table:table-cell>
          <table:table-cell table:style-name="ce31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,035</text:p>
          </table:table-cell>
          <table:table-cell table:style-name="ce36" table:formula="of:=[.C33]*[.F33]" office:value-type="float" office:value="1.05">
            <text:p>1,0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1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,035</text:p>
          </table:table-cell>
          <table:table-cell table:style-name="ce36" table:formula="of:=[.C34]*[.F34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1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,035</text:p>
          </table:table-cell>
          <table:table-cell table:style-name="ce36" table:formula="of:=[.C35]*[.F35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1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,035</text:p>
          </table:table-cell>
          <table:table-cell table:style-name="ce36" table:formula="of:=[.C36]*[.F36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1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,032</text:p>
          </table:table-cell>
          <table:table-cell table:style-name="ce36" table:formula="of:=[.C37]*[.F37]" office:value-type="float" office:value="0.32">
            <text:p>0,32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1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,171</text:p>
          </table:table-cell>
          <table:table-cell table:style-name="ce36" table:formula="of:=[.C38]*[.F38]" office:value-type="float" office:value="1.71">
            <text:p>1,71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1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,011</text:p>
          </table:table-cell>
          <table:table-cell table:style-name="ce36" table:formula="of:=[.C39]*[.F39]" office:value-type="float" office:value="0.33">
            <text:p>0,33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1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,017</text:p>
          </table:table-cell>
          <table:table-cell table:style-name="ce36" table:formula="of:=[.C40]*[.F40]" office:value-type="float" office:value="1.7">
            <text:p>1,70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1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,064</text:p>
          </table:table-cell>
          <table:table-cell table:style-name="ce36" table:formula="of:=[.C41]*[.F41]" office:value-type="float" office:value="0.64">
            <text:p>0,64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25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,198</text:p>
          </table:table-cell>
          <table:table-cell table:style-name="ce36" table:formula="of:=[.C42]*[.F42]" office:value-type="float" office:value="3.96">
            <text:p>3,96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25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,035</text:p>
          </table:table-cell>
          <table:table-cell table:style-name="ce36" table:formula="of:=[.C43]*[.F43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5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,035</text:p>
          </table:table-cell>
          <table:table-cell table:style-name="ce36" table:formula="of:=[.C44]*[.F44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25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,035</text:p>
          </table:table-cell>
          <table:table-cell table:style-name="ce36" table:formula="of:=[.C45]*[.F45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5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,035</text:p>
          </table:table-cell>
          <table:table-cell table:style-name="ce36" table:formula="of:=[.C46]*[.F46]" office:value-type="float" office:value="0.35">
            <text:p>0,35</text:p>
          </table:table-cell>
          <table:table-cell table:style-name="ce44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36"/>
          <table:table-cell table:style-name="ce44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32" table:number-columns-repeated="2"/>
          <table:table-cell table:style-name="ce37"/>
          <table:table-cell table:style-name="ce32" office:value-type="string">
            <text:p>Gesamt</text:p>
          </table:table-cell>
          <table:table-cell table:style-name="ce45" table:formula="of:=SUM([.G7:.G46])" office:value-type="float" office:value="157.74">
            <text:p>157,7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4"/>
          <table:table-cell table:style-name="ce36"/>
          <table:table-cell table:number-columns-repeated="1017"/>
        </table:table-row>
        <table:table-row table:style-name="ro2">
          <table:table-cell/>
          <table:table-cell table:style-name="ce10" office:value-type="string">
            <text:p>Wuerth Elektronik</text:p>
          </table:table-cell>
          <table:table-cell table:style-name="ce17" office:value-type="string">
            <text:p>Menge</text:p>
          </table:table-cell>
          <table:table-cell table:style-name="ce29" table:number-columns-repeated="2"/>
          <table:table-cell table:style-name="ce29" office:value-type="string">
            <text:p>Stückpreis</text:p>
          </table:table-cell>
          <table:table-cell table:style-name="ce29"/>
          <table:table-cell table:style-name="ce46"/>
          <table:table-cell table:number-columns-repeated="1016"/>
        </table:table-row>
        <table:table-row table:style-name="ro2">
          <table:table-cell/>
          <table:table-cell table:style-name="ce4" office:value-type="string">
            <text:p>WPMDL1300501BD</text:p>
          </table:table-cell>
          <table:table-cell table:style-name="ce19"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/>
          <table:table-cell office:value-type="float" office:value="6.85">
            <text:p>6,85</text:p>
          </table:table-cell>
          <table:table-cell table:style-name="Default"/>
          <table:table-cell table:style-name="ce47" table:formula="of:=[.C51]*[.F51]" office:value-type="float" office:value="20.55">
            <text:p>20,5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WPMDL1300331BD</text:p>
          </table:table-cell>
          <table:table-cell table:style-name="ce20" table:formula="of:=[.$D$4]" office:value-type="float" office:value="3">
            <text:p>3</text:p>
          </table:table-cell>
          <table:table-cell table:style-name="ce32" office:value-type="string">
            <text:p>Schaltregler Wuerth 3.3V</text:p>
          </table:table-cell>
          <table:table-cell table:style-name="ce32"/>
          <table:table-cell table:style-name="ce32" office:value-type="float" office:value="6.98">
            <text:p>6,98</text:p>
          </table:table-cell>
          <table:table-cell table:style-name="ce37"/>
          <table:table-cell table:style-name="ce48" table:formula="of:=[.C52]*[.F52]" office:value-type="float" office:value="20.94">
            <text:p>20,9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36"/>
          <table:table-cell table:number-columns-repeated="1016"/>
        </table:table-row>
        <table:table-row table:style-name="ro1">
          <table:table-cell/>
          <table:table-cell table:style-name="ce3" office:value-type="string">
            <text:p>ES&amp;S Kabel</text:p>
          </table:table-cell>
          <table:table-cell table:style-name="ce17"/>
          <table:table-cell table:style-name="ce29" table:number-columns-repeated="4"/>
          <table:table-cell table:style-name="ce38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/>
          <table:table-cell table:style-name="ce39"/>
          <table:table-cell table:number-columns-repeated="1016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22" office:value-type="string">
            <text:p>KAB-FI-X30H-0500RK</text:p>
          </table:table-cell>
          <table:table-cell table:style-name="ce32" table:number-columns-repeated="2"/>
          <table:table-cell table:style-name="ce32" office:value-type="float" office:value="41.58">
            <text:p>41,58</text:p>
          </table:table-cell>
          <table:table-cell table:style-name="ce37"/>
          <table:table-cell table:style-name="ce49" table:formula="of:=[.F56]*[.B5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/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,71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table:style-name="ce31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,62</text:p>
          </table:table-cell>
          <table:table-cell/>
          <table:table-cell table:style-name="ce47" office:value-type="float" office:value="206.62">
            <text:p>206,6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5 Tage</text:p>
          </table:table-cell>
          <table:table-cell table:style-name="ce31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,9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10 Tage</text:p>
          </table:table-cell>
          <table:table-cell table:style-name="ce31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25 Tage</text:p>
          </table:table-cell>
          <table:table-cell table:style-name="ce31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,67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1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3"/>
          <table:table-cell table:style-name="ce44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1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/>
          <table:table-cell table:style-name="ce44"/>
          <table:table-cell table:number-columns-repeated="1016"/>
        </table:table-row>
        <table:table-row table:style-name="ro1">
          <table:table-cell/>
          <table:table-cell table:style-name="ce11"/>
          <table:table-cell table:style-name="ce18"/>
          <table:table-cell table:style-name="ce33"/>
          <table:table-cell table:style-name="ce32" table:number-columns-repeated="3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" office:value-type="string">
            <text:p>HyLine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office:value-type="string">
            <text:p>Betellnr.</text:p>
          </table:table-cell>
          <table:table-cell table:number-columns-repeated="2"/>
          <table:table-cell office:value-type="string">
            <text:p>Stückpreis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3" office:value-type="string">
            <text:p>LB070WV8-SL01</text:p>
          </table:table-cell>
          <table:table-cell table:style-name="ce32" office:value-type="string">
            <text:p><text:a xlink:href="http://www.hy-line.de/fileadmin/hy-line/computer/csv/datasheets/Final CAS LB070WV8-SL01_20121122.pdf" xlink:type="simple">http://www.hy-line.de/fileadmin/hy-line/computer/csv/datasheets/Final CAS LB070WV8-SL01_20121122.pdf</text:a></text:p>
          </table:table-cell>
          <table:table-cell table:style-name="ce32"/>
          <table:table-cell table:style-name="ce32" office:value-type="float" office:value="79">
            <text:p>79</text:p>
          </table:table-cell>
          <table:table-cell table:style-name="ce32"/>
          <table:table-cell table:style-name="ce48" table:formula="of:=[.F71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chToys</text:p>
          </table:table-cell>
          <table:table-cell table:style-name="ce17"/>
          <table:table-cell table:style-name="ce29" table:number-columns-repeated="3"/>
          <table:table-cell table:style-name="ce38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table:style-name="ce39" office:value-type="string">
            <text:p>Preis</text:p>
          </table:table-cell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SSD1963EVK-R4ATY700TFT</text:p>
          </table:table-cell>
          <table:table-cell table:style-name="ce27" office:value-type="string">
            <text:p>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table:style-name="ce32"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table:style-name="ce32" office:value-type="float" office:value="59">
            <text:p>59</text:p>
          </table:table-cell>
          <table:table-cell table:style-name="ce40"/>
          <table:table-cell table:style-name="ce48" table:formula="of:=[.F75]*[.B75]" office:value-type="float" office:value="59">
            <text:p>59</text:p>
          </table:table-cell>
          <table:table-cell office:value-type="string">
            <text:p>Am 20.03.2014 bestellt – privat Armi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Ebay - egochina8848</text:p>
          </table:table-cell>
          <table:table-cell table:style-name="ce17"/>
          <table:table-cell table:style-name="ce29" table:number-columns-repeated="4"/>
          <table:table-cell table:style-name="ce43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19"/>
          <table:table-cell table:number-columns-repeated="2"/>
          <table:table-cell office:value-type="string">
            <text:p>Stückpreis</text:p>
          </table:table-cell>
          <table:table-cell/>
          <table:table-cell table:style-name="ce44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4" office:value-type="string">
            <text:p><text:a xlink:href="http://www.ebay.de/itm/221044250453?ssPageName=STRK:MEWNX:IT&amp;_trksid=p3984.m1497.l2649" xlink:type="simple">http://www.ebay.de/itm/221044250453?ssPageName=STRK:MEWNX:IT&amp;_trksid=p3984.m1497.l2649</text:a></text:p>
          </table:table-cell>
          <table:table-cell table:style-name="ce32" office:value-type="string">
            <text:p>5" TFT LCD Module Display + Touch Panel Screen + PCB Adapter Build-in SSD1963</text:p>
          </table:table-cell>
          <table:table-cell table:style-name="ce32"/>
          <table:table-cell table:style-name="ce32" office:value-type="float" office:value="38.07">
            <text:p>38,07</text:p>
          </table:table-cell>
          <table:table-cell table:style-name="ce37"/>
          <table:table-cell table:style-name="ce48" table:formula="of:=[.B80]*[.F80]" office:value-type="float" office:value="38.07">
            <text:p>38,07</text:p>
          </table:table-cell>
          <table:table-cell office:value-type="string">
            <text:p>Am 14.03.2014 bestellt – privat Arm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Reichelt.de</text:p>
          </table:table-cell>
          <table:table-cell table:style-name="ce17"/>
          <table:table-cell table:style-name="ce34"/>
          <table:table-cell table:style-name="ce29"/>
          <table:table-cell table:style-name="ce29" office:value-type="string">
            <text:p>Stückpreis</text:p>
          </table:table-cell>
          <table:table-cell table:style-name="ce29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string">
            <text:p>Raspberry Pi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7" table:formula="of:=[.F83]*[.B83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5" office:value-type="string">
            <text:p>HDMI Kabel 0.75 m</text:p>
          </table:table-cell>
          <table:table-cell table:style-name="ce35"/>
          <table:table-cell table:style-name="ce35" office:value-type="float" office:value="1.7">
            <text:p>1,7</text:p>
          </table:table-cell>
          <table:table-cell table:style-name="ce41"/>
          <table:table-cell table:style-name="ce47" table:formula="of:=[.F84]*[.B84]"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7"/>
          <table:table-cell table:style-name="ce32" office:value-type="string">
            <text:p>Versandkosten</text:p>
          </table:table-cell>
          <table:table-cell table:style-name="ce32"/>
          <table:table-cell table:style-name="ce32" office:value-type="float" office:value="5.6">
            <text:p>5,6</text:p>
          </table:table-cell>
          <table:table-cell table:style-name="ce37"/>
          <table:table-cell table:style-name="ce48" table:formula="of:=[.F85]*[.B85]" office:value-type="float" office:value="5.6">
            <text:p>5,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/>
          <table:table-cell table:style-name="ce13" office:value-type="string">
            <text:p>embedded-projects.net</text:p>
          </table:table-cell>
          <table:table-cell table:style-name="ce17"/>
          <table:table-cell table:style-name="ce34"/>
          <table:table-cell table:style-name="ce29"/>
          <table:table-cell table:style-name="ce29" office:value-type="string">
            <text:p>Stückpreis</text:p>
          </table:table-cell>
          <table:table-cell table:style-name="ce29"/>
          <table:table-cell table:style-name="ce51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string">
            <text:p>Gnublin Extended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7" table:formula="of:=[.F88]*[.B88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string">
            <text:p>USB Steckernetzteil 230V auf 5V / 1A</text:p>
          </table:table-cell>
          <table:table-cell/>
          <table:table-cell office:value-type="float" office:value="3.95">
            <text:p>3,95</text:p>
          </table:table-cell>
          <table:table-cell/>
          <table:table-cell table:style-name="ce47" table:formula="of:=[.F89]*[.B89]" office:value-type="float" office:value="3.95">
            <text:p>3,95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5" office:value-type="string">
            <text:p>Mini USB Kabel 1.6m</text:p>
          </table:table-cell>
          <table:table-cell/>
          <table:table-cell table:style-name="ce35" office:value-type="float" office:value="2.9">
            <text:p>2,9</text:p>
          </table:table-cell>
          <table:table-cell/>
          <table:table-cell table:style-name="ce47" table:formula="of:=[.F90]*[.B90]"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1">
            <text:p>1</text:p>
          </table:table-cell>
          <table:table-cell table:style-name="ce27"/>
          <table:table-cell table:style-name="ce32" office:value-type="string">
            <text:p>Versandkosten</text:p>
          </table:table-cell>
          <table:table-cell table:style-name="ce32"/>
          <table:table-cell table:style-name="ce32" office:value-type="float" office:value="3.59">
            <text:p>3,59</text:p>
          </table:table-cell>
          <table:table-cell table:style-name="ce37"/>
          <table:table-cell table:style-name="ce48" table:formula="of:=[.F91]*[.B91]"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42" office:value-type="string">
            <text:p>Gesamtbetrag</text:p>
          </table:table-cell>
          <table:table-cell table:style-name="ce42" table:formula="of:=SUM([.H20:.H91])" office:value-type="float" office:value="717.66">
            <text:p>717,66</text:p>
          </table:table-cell>
          <table:table-cell table:number-columns-repeated="101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.00.0000</text:date>, <text:time style:data-style-name="N2" text:time-value="0000-00-00T15:43: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9T16:15:27</dc:date>
    <meta:editing-duration>P1DT3H12M9S</meta:editing-duration>
    <meta:editing-cycles>61</meta:editing-cycles>
    <meta:generator>LibreOffice/4.0.2.2$Linux_x86 LibreOffice_project/400m0$Build-2</meta:generator>
    <meta:document-statistic meta:table-count="1" meta:cell-count="375" meta:object-count="0"/>
  </office:meta>
</office:document-meta>
</file>